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no 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superkingdom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kingdom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subkingdom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superphylum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phylum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subphylum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superclass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clas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subclas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infraclas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superord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ord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subord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infraorder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parvorder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superfamil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famil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subfamil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trib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subtrib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genus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subgenu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species group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species subgroup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specie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subspeci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varietas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forma</text:p>
          </table:table-cell>
        </table:table-row>
        <table:table-row table:style-name="ro3" table:number-rows-repeated="104854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19:33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6-07T19:06:10</meta:creation-date>
    <dc:date>2013-06-07T19:34:17</dc:date>
    <meta:editing-duration>PT1M1S</meta:editing-duration>
    <meta:editing-cycles>2</meta:editing-cycles>
    <meta:generator>LibreOffice/3.6$Linux_X86_64 LibreOffice_project/360m1$Build-304</meta:generator>
    <meta:document-statistic meta:table-count="1" meta:cell-count="58" meta:object-count="0"/>
  </office:meta>
</office:document-meta>
</file>